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7e15" officeooo:paragraph-rsid="000b7e15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7516a" officeooo:paragraph-rsid="0007516a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b7e15" officeooo:paragraph-rsid="000b7e15" style:font-size-asian="12pt" style:font-size-complex="12pt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09427a" officeooo:paragraph-rsid="0009427a" style:font-size-asian="12pt" style:font-size-complex="12pt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officeooo:rsid="00075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bilitando el Expander Pi para poder ser usado</text:p>
      <text:p text:style-name="P2"/>
      <text:p text:style-name="P2">sudo apt-get update<text:line-break/>sudo apt-get upgrade<text:line-break/>sudo apt-get dist-upgrade</text:p>
      <text:p text:style-name="P2"/>
      <text:p text:style-name="P2">sudo apt-get install python-smbus<text:line-break/>sudo apt-get install python-dev</text:p>
      <text:p text:style-name="P2"/>
      <text:p text:style-name="P2">sudo apt-get install i2c-tools</text:p>
      <text:p text:style-name="P7">sudo nano /boot/config.txt</text:p>
      <text:p text:style-name="P6">Habilitar las opciones:</text:p>
      <text:p text:style-name="P6"/>
      <text:p text:style-name="P5">dtparam=i2c1=on</text:p>
      <text:p text:style-name="P7">dtparam=i2c_arm=on</text:p>
      <text:p text:style-name="P7">sudo nano /boot/config.txt</text:p>
      <text:p text:style-name="P7">dtparam=spi=on</text:p>
      <text:p text:style-name="P4">sudo reboot</text:p>
      <text:p text:style-name="Standard"/>
      <text:p text:style-name="P1">Para mas referencias<text:line-break/><text:a xlink:type="simple" xlink:href="https://www.abelectronics.co.uk/kb/article/2/spi-and-raspbian-linux-on-a-raspberry-pi" text:style-name="Internet_20_link" text:visited-style-name="Visited_20_Internet_20_Link">https://www.abelectronics.co.uk/kb/article/2/spi-and-raspbian-linux-on-a-raspberry-pi</text:a></text:p>
      <text:p text:style-name="P1"><text:a xlink:type="simple" xlink:href="https://www.abelectronics.co.uk/kb/article/1/i2c--smbus-and-raspbian-linux" text:style-name="Internet_20_link" text:visited-style-name="Visited_20_Internet_20_Link">https://www.abelectronics.co.uk/kb/article/1/i2c--smbus-and-raspbian-linux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4:15:40.280522837</meta:creation-date>
    <dc:date>2016-02-01T16:16:09.953473709</dc:date>
    <meta:editing-duration>PT14M18S</meta:editing-duration>
    <meta:editing-cycles>1</meta:editing-cycles>
    <meta:document-statistic meta:table-count="0" meta:image-count="0" meta:object-count="0" meta:page-count="1" meta:paragraph-count="13" meta:word-count="49" meta:character-count="521" meta:non-whitespace-character-count="486"/>
    <meta:generator>LibreOffice/4.3.7.2$Linux_X86_64 LibreOffice_project/430$Build-2</meta:generator>
  </office:meta>
</office:document-meta>
</file>